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 to JQuery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istory + Introduction</text:p>
              </text:list-item>
              <text:list-item>
                <text:p>Selecting + manipulating elements</text:p>
              </text:list-item>
              <text:list-item>
                <text:p>Chaining</text:p>
              </text:list-item>
              <text:list-item>
                <text:p>The jQuery event model</text:p>
              </text:list-item>
              <text:list-item>
                <text:p>Manipulating JavaScript objects and collections</text:p>
              </text:list-item>
              <text:list-item>
                <text:p>Using jQuery for ajax</text:p>
              </text:list-item>
              <text:list-item>
                <text:p>Writing your own plugi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ject started by John Resig in 2005</text:p>
              </text:list-item>
              <text:list-item>
                <text:p>Original aim was to make selecting elements in a web page easier</text:p>
              </text:list-item>
              <text:list-item>
                <text:p>Since then it has become the most popular JavaScript library</text:p>
              </text:list-item>
              <text:list-item>
                <text:p>Used by 70% of all site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Jquery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Jquery is a free, open source JavaScript library designed to make it easier to navigate a document, select DOM elements, handle events, and make server calls (AJAX).</text:p>
              </text:list-item>
              <text:list-item>
                <text:p>Also provides mechanism to create plugins that provide additional functionality (ie. validation and animations).</text:p>
              </text:list-item>
              <text:list-item>
                <text:p>Let's look at each of the features in detail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lecting DOM element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et's say you want to select elements by id – not that difficult.</text:p>
              </text:list-item>
              <text:list-item>
                <text:p>But let's say you want to select the third element in a &lt;li&gt;.</text:p>
                <text:list>
                  <text:list-item>
                    <text:p>In native jQuery, you would have to write code to loop through the &lt;li&gt;</text:p>
                  </text:list-item>
                  <text:list-item>
                    <text:p>In jQuery, $('li:nth-child(3)'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lecting DOM element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ow suppose you want to get the closest &lt;div&gt; of that list:</text:p>
                <text:list>
                  <text:list-item>
                    <text:p>$('li:nth-child(3)').closest('div')</text:p>
                  </text:list-item>
                </text:list>
              </text:list-item>
              <text:list-item>
                <text:p>Jquery provides a ton of convienence methods for selecting and traversing elements:</text:p>
                <text:list>
                  <text:list-item>
                    <text:p>.parent(), .prev(), siblings(), nex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chan </meta:initial-creator>
    <meta:creation-date>2013-10-15T18:04:53</meta:creation-date>
    <dc:date>2013-10-16T14:37:50</dc:date>
    <dc:creator>tchan </dc:creator>
    <meta:editing-duration>PT20H28M26S</meta:editing-duration>
    <meta:editing-cycles>8</meta:editing-cycles>
    <meta:generator>LibreOffice/3.6$Linux_X86_64 LibreOffice_project/360m1$Build-2</meta:generator>
    <meta:document-statistic meta:object-count="45"/>
  </office:meta>
</office:document-meta>
</file>